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Tracker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iceUnit.OsgiServiceUnit( DefaultComponent component , Endpoint endpoint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Tracker.unregister( EndpointWrapper wrapper ,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Tracker.register( EndpointWrapper wrapper , Map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sgiServiceUni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Tracker.setComponent( Default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iceUnit.getConfiguration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